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arabski2">
      <style:text-properties officeooo:paragraph-rsid="000ff1b4"/>
    </style:style>
    <style:style style:name="P2" style:family="paragraph" style:parent-style-name="Standard">
      <style:paragraph-properties fo:margin-top="0.199cm" fo:margin-bottom="0cm" loext:contextual-spacing="false" fo:text-align="end" style:justify-single-word="false"/>
    </style:style>
    <style:style style:name="P3" style:family="paragraph" style:parent-style-name="arabskie2" style:list-style-name="arabski2"/>
    <style:style style:name="P4" style:family="paragraph" style:parent-style-name="arabskie2" style:list-style-name="arabski2">
      <style:text-properties officeooo:paragraph-rsid="000ff1b4"/>
    </style:style>
    <style:style style:name="P5" style:family="paragraph" style:parent-style-name="arabskie2" style:list-style-name="rzymskie1"/>
    <style:style style:name="P6" style:family="paragraph" style:parent-style-name="arabskie2" style:list-style-name="alfabet3"/>
    <style:style style:name="P7" style:family="paragraph" style:parent-style-name="arabskie2" style:list-style-name="rzymskie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f1b4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rabskie2">PLAN PREZENTACJI NA WEWNĘTRZNY USTNY EGZAMIN MATURALNY</text:p>
      <text:p text:style-name="arabskie2">Z JĘZYKA POLSKIEGO W ROKU SZKOLNYM 2006/2007 </text:p>
      <text:p text:style-name="arabskie2"/>
      <text:p text:style-name="arabskie2">Magdalena Barańska, klasa 3d</text:p>
      <text:p text:style-name="arabskie2"><text:span text:style-name="T1">Temat</text:span>: Różne oblicza władców. Porównaj wybrane portrety w oparciu o teksty dramatyczne.</text:p>
      <text:list xml:id="list2725648499" text:style-name="rzymskie1">
        <text:list-item>
          <text:p text:style-name="P7">Literatura podmiotu:</text:p>
        </text:list-item>
      </text:list>
      <text:list xml:id="list3882143335" text:style-name="arabski2">
        <text:list-item>
          <text:p text:style-name="P3">Kochanowski Jan, Odprawa posłów greckich, Zakład Narodowy im. Ossolińskich, Wrocław 1985.</text:p>
        </text:list-item>
        <text:list-item>
          <text:p text:style-name="P3">Machiavelli Niccolo, Książę (fragmenty), [w:] Mrowcewicz Krzysztof, Przeszłość to dziś, Wydawnictwo STENTOR, Warszawa 2004, s. 54-56.</text:p>
        </text:list-item>
        <text:list-item>
          <text:p text:style-name="P3">Shakespeare William, Makbet, Wydawnictwo Łódzkie, Biblioteka Lektur Szkolnych, Łódź 1976.</text:p>
        </text:list-item>
        <text:list-item>
          <text:p text:style-name="P3">Sofokles, Antygona, Krajowa Agencja Wydawnicza Rzeszów, Rzeszów 1990.</text:p>
        </text:list-item>
      </text:list>
      <text:list xml:id="list103408633929965" text:continue-list="list2725648499" text:style-name="rzymskie1">
        <text:list-item>
          <text:p text:style-name="P5">Literatura przedmiotu:</text:p>
        </text:list-item>
      </text:list>
      <text:list xml:id="list2957328001" text:style-name="arabski2">
        <text:list-item>
          <text:p text:style-name="P3">Komorowski Jarosław, Makbet Williama Shakespeare'a, WSiP, Biblioteka Analiz Literackich, Warszawa 1989, s. 52-57.</text:p>
        </text:list-item>
        <text:list-item>
          <text:p text:style-name="P3">Kotarski Edward, Odprawa posłów greckich Jana Kochanowskiego, Państwowe Zakłady Wydawnictw Szkolnych, Biblioteka Analiz Literackich, Warszawa 1969, s.40-48.</text:p>
        </text:list-item>
      </text:list>
      <text:p text:style-name="arabskie2">Ryś Anna, Antygona Sofoklesa, Wydawnictwo Marek Rożak, Gdańsk 1994, s. 29- 42.</text:p>
      <text:list xml:id="list103409368311403" text:continue-list="list103408633929965" text:style-name="rzymskie1">
        <text:list-item>
          <text:p text:style-name="P5">Ramowy plan wypowiedzi:</text:p>
        </text:list-item>
      </text:list>
      <text:list xml:id="list3216463339" text:style-name="alfabet3">
        <text:list-item>
          <text:p text:style-name="P6">Wstęp</text:p>
        </text:list-item>
      </text:list>
      <text:list xml:id="list103408867259414" text:continue-list="list2957328001" text:style-name="arabski2">
        <text:list-item text:start-value="1">
          <text:p text:style-name="P3">Rozważania dotyczące* osób sprawujących władzę oraz* sposobów rządzenia.</text:p>
        </text:list-item>
        <text:list-item>
          <text:p text:style-name="P3">"Ksiażę" Niccolo Machiavellego jako punkt odniesienia do analizy postępowania przedstawionych bohaterów – władców.</text:p>
        </text:list-item>
      </text:list>
      <text:list xml:id="list103409654520680" text:continue-list="list3216463339" text:style-name="alfabet3">
        <text:list-item>
          <text:p text:style-name="P6">Kolejność prezentowanych argumentów (treści)</text:p>
        </text:list-item>
      </text:list>
      <text:list xml:id="list103409026910680" text:continue-list="list103408867259414" text:style-name="arabski2">
        <text:list-item text:start-value="1">
          <text:p text:style-name="P3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4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4">Zróżnicowanie* oceny postępowania Kreona jako:</text:p>
          <text:p text:style-name="P3">władcy – tyrana i despoty surowo egzekwującego wydane prawa i rozkazy,</text:p>
          <text:p text:style-name="P3">władcy konsekwentnego, bezkompromisowego, pozbawionego prywaty, kierującego się interesami i obowiązkami państwa.</text:p>
        </text:list-item>
        <text:list-item>
          <text:p text:style-name="P4"><text:soft-page-break/>Sylwetka bezwzględnego Makbeta – władcy zbrodniarza zaślepionego namiętnością władzy, ale bezustannego borykającego się z wyrzutami sumienia:</text:p>
          <text:p text:style-name="P1">tragizm postaci Makbeta – władca ukazany jako marionetka ludzkich namiętności, motyw życia – teatru.</text:p>
        </text:list-item>
      </text:list>
      <text:list xml:id="list103408434171400" text:continue-list="list103409654520680" text:style-name="alfabet3">
        <text:list-item>
          <text:p text:style-name="P6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409202032992" text:continue-list="list103409368311403" text:style-name="rzymskie1">
        <text:list-item>
          <text:p text:style-name="P5">Materiały pomocnicze</text:p>
        </text:list-item>
      </text:list>
      <text:list xml:id="list103408161188313" text:continue-list="list103409026910680" text:style-name="arabski2">
        <text:list-item text:start-value="1">
          <text:p text:style-name="P3">kartka z cytatami,</text:p>
        </text:list-item>
        <text:list-item>
          <text:p text:style-name="P3">prezentacja multimedialna.</text:p>
        </text:list-item>
      </text:list>
      <text:p text:style-name="P2">Podpis zdającego</text:p>
      <text:p text:style-name="P2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 style:master-page-name="">
      <style:paragraph-properties fo:margin-top="0.199cm" fo:margin-bottom="0.101cm" loext:contextual-spacing="false" style:page-number="auto" style:writing-mode="page"/>
      <style:text-properties fo:font-weight="normal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499cm" fo:margin-left="1.7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lfabet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38.838460099</meta:creation-date>
    <dc:date>2017-10-23T10:34:07.763502420</dc:date>
    <meta:editing-duration>PT8M11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26" meta:character-count="2622" meta:non-whitespace-character-count="2342"/>
  </office:meta>
</office:document-meta>
</file>